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395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TMC5160-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AMS1117-3.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Voltage Regulator Box</text:p>
          </table:table-cell>
        </table:table-row>
        <table:table-row table:style-name="ro2">
          <table:table-cell/>
          <table:table-cell office:value-type="string" calcext:value-type="string">
            <text:p>3Y016000VP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20N60D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u 080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Capacitor 0.1u 080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.2u 080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470n 0805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00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ISBLANK([.D10]);&quot;&quot;;([.D10]&gt;=[.C10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2.2 08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IF(ISBLANK([.D11]);&quot;&quot;;([.D11]&gt;=[.C1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470 080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IF(ISBLANK([.D12]);&quot;&quot;;([.D12]&gt;=[.C1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2.2k 080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IF(ISBLANK([.D13]);&quot;&quot;;([.D13]&gt;=[.C13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4.7 0805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formula="of:=IF(ISBLANK([.D14]);&quot;&quot;;([.D14]&gt;=[.C14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47 080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IF(ISBLANK([.D15]);&quot;&quot;;([.D15]&gt;=[.C1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0.1 12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IF(ISBLANK([.D16]);&quot;&quot;;([.D16]&gt;=[.C16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ED orange 0805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formula="of:=IF(ISBLANK([.D17]);&quot;&quot;;([.D17]&gt;=[.C17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onnector 2x20 2.54m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18]);&quot;&quot;;([.D18]&gt;=[.C18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Connector 1x3 2.54m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F(ISBLANK([.D19]);&quot;&quot;;([.D19]&gt;=[.C19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Connector 1x5 2.54m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20]);&quot;&quot;;([.D20]&gt;=[.C20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Power connector 2P 5.08m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21]);&quot;&quot;;([.D21]&gt;=[.C21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Power connector 4P 3.81m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22]);&quot;&quot;;([.D22]&gt;=[.C22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Test point 2.5mm 1mm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IF(ISBLANK([.D23]);&quot;&quot;;([.D23]&gt;=[.C2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 table:number-columns-repeated="4"/>
          <table:table-cell table:formula="of:=IF(ISBLANK([.D24]);&quot;&quot;;([.D24]&gt;=[.C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5]);&quot;&quot;;([.D25]&gt;=[.C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6]);&quot;&quot;;([.D26]&gt;=[.C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7]);&quot;&quot;;([.D27]&gt;=[.C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8]);&quot;&quot;;([.D28]&gt;=[.C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9]);&quot;&quot;;([.D29]&gt;=[.C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0]);&quot;&quot;;([.D30]&gt;=[.C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1]);&quot;&quot;;([.D31]&gt;=[.C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2]);&quot;&quot;;([.D32]&gt;=[.C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3]);&quot;&quot;;([.D33]&gt;=[.C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4]);&quot;&quot;;([.D64]&gt;=[.C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5]);&quot;&quot;;([.D65]&gt;=[.C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6]);&quot;&quot;;([.D66]&gt;=[.C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7]);&quot;&quot;;([.D67]&gt;=[.C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8]);&quot;&quot;;([.D68]&gt;=[.C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9]);&quot;&quot;;([.D69]&gt;=[.C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0]);&quot;&quot;;([.D70]&gt;=[.C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1]);&quot;&quot;;([.D71]&gt;=[.C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2]);&quot;&quot;;([.D72]&gt;=[.C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3]);&quot;&quot;;([.D73]&gt;=[.C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4]);&quot;&quot;;([.D74]&gt;=[.C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5]);&quot;&quot;;([.D75]&gt;=[.C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6]);&quot;&quot;;([.D76]&gt;=[.C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7]);&quot;&quot;;([.D77]&gt;=[.C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8]);&quot;&quot;;([.D78]&gt;=[.C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9]);&quot;&quot;;([.D79]&gt;=[.C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0]);&quot;&quot;;([.D80]&gt;=[.C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1]);&quot;&quot;;([.D81]&gt;=[.C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2]);&quot;&quot;;([.D82]&gt;=[.C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3]);&quot;&quot;;([.D83]&gt;=[.C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4]);&quot;&quot;;([.D84]&gt;=[.C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5]);&quot;&quot;;([.D85]&gt;=[.C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6]);&quot;&quot;;([.D86]&gt;=[.C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7]);&quot;&quot;;([.D87]&gt;=[.C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8]);&quot;&quot;;([.D88]&gt;=[.C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9]);&quot;&quot;;([.D89]&gt;=[.C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0]);&quot;&quot;;([.D90]&gt;=[.C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1]);&quot;&quot;;([.D91]&gt;=[.C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2]);&quot;&quot;;([.D92]&gt;=[.C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3]);&quot;&quot;;([.D93]&gt;=[.C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4]);&quot;&quot;;([.D94]&gt;=[.C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5]);&quot;&quot;;([.D95]&gt;=[.C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6]);&quot;&quot;;([.D96]&gt;=[.C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7]);&quot;&quot;;([.D97]&gt;=[.C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8]);&quot;&quot;;([.D98]&gt;=[.C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9]);&quot;&quot;;([.D99]&gt;=[.C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0]);&quot;&quot;;([.D100]&gt;=[.C1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1]);&quot;&quot;;([.D101]&gt;=[.C1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2]);&quot;&quot;;([.D102]&gt;=[.C1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3]);&quot;&quot;;([.D103]&gt;=[.C1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4]);&quot;&quot;;([.D104]&gt;=[.C1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5]);&quot;&quot;;([.D105]&gt;=[.C1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6]);&quot;&quot;;([.D106]&gt;=[.C1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7]);&quot;&quot;;([.D107]&gt;=[.C1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8]);&quot;&quot;;([.D108]&gt;=[.C1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9]);&quot;&quot;;([.D109]&gt;=[.C1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0]);&quot;&quot;;([.D110]&gt;=[.C1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1]);&quot;&quot;;([.D111]&gt;=[.C1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2]);&quot;&quot;;([.D112]&gt;=[.C1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3]);&quot;&quot;;([.D113]&gt;=[.C1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4]);&quot;&quot;;([.D114]&gt;=[.C1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5]);&quot;&quot;;([.D115]&gt;=[.C1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6]);&quot;&quot;;([.D116]&gt;=[.C1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7]);&quot;&quot;;([.D117]&gt;=[.C1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8]);&quot;&quot;;([.D118]&gt;=[.C1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9]);&quot;&quot;;([.D119]&gt;=[.C1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0]);&quot;&quot;;([.D120]&gt;=[.C1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1]);&quot;&quot;;([.D121]&gt;=[.C1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2]);&quot;&quot;;([.D122]&gt;=[.C1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3]);&quot;&quot;;([.D123]&gt;=[.C1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4]);&quot;&quot;;([.D124]&gt;=[.C1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5]);&quot;&quot;;([.D125]&gt;=[.C1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6]);&quot;&quot;;([.D126]&gt;=[.C1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7]);&quot;&quot;;([.D127]&gt;=[.C1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8]);&quot;&quot;;([.D128]&gt;=[.C1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9]);&quot;&quot;;([.D129]&gt;=[.C1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0]);&quot;&quot;;([.D130]&gt;=[.C1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1]);&quot;&quot;;([.D131]&gt;=[.C1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2]);&quot;&quot;;([.D132]&gt;=[.C1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3]);&quot;&quot;;([.D133]&gt;=[.C1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4]);&quot;&quot;;([.D134]&gt;=[.C1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5]);&quot;&quot;;([.D135]&gt;=[.C1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6]);&quot;&quot;;([.D136]&gt;=[.C1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7]);&quot;&quot;;([.D137]&gt;=[.C1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8]);&quot;&quot;;([.D138]&gt;=[.C1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9]);&quot;&quot;;([.D139]&gt;=[.C1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0]);&quot;&quot;;([.D140]&gt;=[.C1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1]);&quot;&quot;;([.D141]&gt;=[.C1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2]);&quot;&quot;;([.D142]&gt;=[.C1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3]);&quot;&quot;;([.D143]&gt;=[.C1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4]);&quot;&quot;;([.D144]&gt;=[.C1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5]);&quot;&quot;;([.D145]&gt;=[.C1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6]);&quot;&quot;;([.D146]&gt;=[.C1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7]);&quot;&quot;;([.D147]&gt;=[.C1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8]);&quot;&quot;;([.D148]&gt;=[.C1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9]);&quot;&quot;;([.D149]&gt;=[.C1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0]);&quot;&quot;;([.D150]&gt;=[.C1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1]);&quot;&quot;;([.D151]&gt;=[.C1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2]);&quot;&quot;;([.D152]&gt;=[.C1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3]);&quot;&quot;;([.D153]&gt;=[.C1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4]);&quot;&quot;;([.D154]&gt;=[.C1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5]);&quot;&quot;;([.D155]&gt;=[.C1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6]);&quot;&quot;;([.D156]&gt;=[.C1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7]);&quot;&quot;;([.D157]&gt;=[.C1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8]);&quot;&quot;;([.D158]&gt;=[.C1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9]);&quot;&quot;;([.D159]&gt;=[.C1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0]);&quot;&quot;;([.D160]&gt;=[.C1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1]);&quot;&quot;;([.D161]&gt;=[.C1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2]);&quot;&quot;;([.D162]&gt;=[.C1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3]);&quot;&quot;;([.D163]&gt;=[.C1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4]);&quot;&quot;;([.D164]&gt;=[.C1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5]);&quot;&quot;;([.D165]&gt;=[.C1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6]);&quot;&quot;;([.D166]&gt;=[.C1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7]);&quot;&quot;;([.D167]&gt;=[.C1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8]);&quot;&quot;;([.D168]&gt;=[.C1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9]);&quot;&quot;;([.D169]&gt;=[.C1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0]);&quot;&quot;;([.D170]&gt;=[.C1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1]);&quot;&quot;;([.D171]&gt;=[.C1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2]);&quot;&quot;;([.D172]&gt;=[.C1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3]);&quot;&quot;;([.D173]&gt;=[.C1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4]);&quot;&quot;;([.D174]&gt;=[.C1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5]);&quot;&quot;;([.D175]&gt;=[.C1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6]);&quot;&quot;;([.D176]&gt;=[.C1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7]);&quot;&quot;;([.D177]&gt;=[.C1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8]);&quot;&quot;;([.D178]&gt;=[.C1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9]);&quot;&quot;;([.D179]&gt;=[.C1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0]);&quot;&quot;;([.D180]&gt;=[.C1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1]);&quot;&quot;;([.D181]&gt;=[.C1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2]);&quot;&quot;;([.D182]&gt;=[.C1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3]);&quot;&quot;;([.D183]&gt;=[.C1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4]);&quot;&quot;;([.D184]&gt;=[.C1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5]);&quot;&quot;;([.D185]&gt;=[.C1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6]);&quot;&quot;;([.D186]&gt;=[.C1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7]);&quot;&quot;;([.D187]&gt;=[.C1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8]);&quot;&quot;;([.D188]&gt;=[.C1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9]);&quot;&quot;;([.D189]&gt;=[.C1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0]);&quot;&quot;;([.D190]&gt;=[.C1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1]);&quot;&quot;;([.D191]&gt;=[.C1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2]);&quot;&quot;;([.D192]&gt;=[.C1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3]);&quot;&quot;;([.D193]&gt;=[.C1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4]);&quot;&quot;;([.D194]&gt;=[.C1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5]);&quot;&quot;;([.D195]&gt;=[.C1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6]);&quot;&quot;;([.D196]&gt;=[.C1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7]);&quot;&quot;;([.D197]&gt;=[.C1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8]);&quot;&quot;;([.D198]&gt;=[.C1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9]);&quot;&quot;;([.D199]&gt;=[.C1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0]);&quot;&quot;;([.D200]&gt;=[.C2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1]);&quot;&quot;;([.D201]&gt;=[.C2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2]);&quot;&quot;;([.D202]&gt;=[.C2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3]);&quot;&quot;;([.D203]&gt;=[.C2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4]);&quot;&quot;;([.D204]&gt;=[.C2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5]);&quot;&quot;;([.D205]&gt;=[.C2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6]);&quot;&quot;;([.D206]&gt;=[.C2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7]);&quot;&quot;;([.D207]&gt;=[.C2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8]);&quot;&quot;;([.D208]&gt;=[.C2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9]);&quot;&quot;;([.D209]&gt;=[.C2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0]);&quot;&quot;;([.D210]&gt;=[.C2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1]);&quot;&quot;;([.D211]&gt;=[.C2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2]);&quot;&quot;;([.D212]&gt;=[.C2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3]);&quot;&quot;;([.D213]&gt;=[.C2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4]);&quot;&quot;;([.D214]&gt;=[.C214]))">
            <text:p/>
          </table:table-cell>
          <table:table-cell/>
        </table:table-row>
        <table:table-row table:style-name="ro2" table:number-rows-repeated="1048361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Sheet1.E1:Sheet1.E1048576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 style:data-style-name="N2" text:time-value="11:18:36.9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20:19:19.125000000</meta:creation-date>
    <dc:date>2025-05-03T11:23:22.639000000</dc:date>
    <meta:editing-duration>P2DT22H26M39S</meta:editing-duration>
    <meta:editing-cycles>17</meta:editing-cycles>
    <meta:generator>LibreOffice/7.6.6.3$Windows_X86_64 LibreOffice_project/d97b2716a9a4a2ce1391dee1765565ea469b0ae7</meta:generator>
    <meta:document-statistic meta:table-count="1" meta:cell-count="306" meta:object-count="0"/>
  </office:meta>
</office:document-meta>
</file>